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39in" fo:line-height="115%"/>
      <style:text-properties fo:color="#0715cd" fo:font-size="16pt" fo:language="en" fo:country="none" fo:font-weight="bold" style:font-size-asian="16pt" style:font-weight-asian="bold" style:font-size-complex="16pt" style:font-weight-complex="bold"/>
    </style:style>
    <style:style style:name="P2" style:family="paragraph" style:parent-style-name="Standard" style:list-style-name="">
      <style:paragraph-properties fo:margin-top="0in" fo:margin-bottom="0.139in" fo:line-height="115%"/>
      <style:text-properties fo:color="#0715cd" fo:font-size="11pt" fo:language="en" fo:country="none" fo:font-weight="bold" style:font-size-asian="11pt" style:font-weight-asian="bold" style:font-size-complex="11pt" style:font-weight-complex="bold"/>
    </style:style>
    <style:style style:name="P3" style:family="paragraph" style:parent-style-name="Standard" style:list-style-name="" style:master-page-name="Standard">
      <style:paragraph-properties fo:margin-top="0in" fo:margin-bottom="0.139in" fo:line-height="115%" style:page-number="auto"/>
      <style:text-properties fo:color="#0715cd" fo:font-size="16pt" fo:language="en" fo:country="none" fo:font-weight="bold" style:font-size-asian="16pt" style:font-weight-asian="bold" style:font-size-complex="16pt" style:font-weight-complex="bold"/>
    </style:style>
    <style:style style:name="T1" style:family="text">
      <style:text-properties fo:color="#0715cd" fo:font-size="11pt" fo:language="en" fo:country="none" fo:font-weight="bold" style:font-size-asian="11pt" style:font-weight-asian="bold" style:font-size-complex="11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ct 1</text:p>
      <text:p text:style-name="P2">_</text:p>
      <text:p text:style-name="P1">Act 2</text:p>
      <text:p text:style-name="P2">_</text:p>
      <text:p text:style-name="P1">Act 3</text:p>
      <text:p text:style-name="P2">_</text:p>
      <text:p text:style-name="P1">Intermission</text:p>
      <text:p text:style-name="P2">_</text:p>
      <text:p text:style-name="P1">Act 4</text:p>
      <text:p text:style-name="P2">_</text:p>
      <text:p text:style-name="P1">Act 5</text:p>
      <text:p text:style-name="P2">_</text:p>
      <text:p text:style-name="P1">Act 5 Act 2</text:p>
      <text:p text:style-name="P2">_</text:p>
      <text:p text:style-name="P1">Act 6</text:p>
      <text:p text:style-name="P2">_</text:p>
      <text:p text:style-name="P1">Act 6 Intermission 1</text:p>
      <text:p text:style-name="P2">_</text:p>
      <text:p text:style-name="P1">Act 6 Act 2</text:p>
      <text:p text:style-name="P2">_</text:p>
      <text:p text:style-name="P1">Act 6 Intermission 2</text:p>
      <text:p text:style-name="P2">_</text:p>
      <text:p text:style-name="P1">Act 6 Act 3</text:p>
      <text:p text:style-name="P2"><text:soft-page-break/>_</text:p>
      <text:p text:style-name="P1">Act 6 Intermission 3</text:p>
      <text:p text:style-name="P2">_</text:p>
      <text:p text:style-name="P1">Act 6 Act 4</text:p>
      <text:p text:style-name="P2">_</text:p>
      <text:p text:style-name="P1">Act 6 Intermission 4</text:p>
      <text:p text:style-name="P2">_</text:p>
      <text:p text:style-name="P1">Act 6 Act 5</text:p>
      <text:p text:style-name="P2">_</text:p>
      <text:p text:style-name="P1">Act 6 Act 5 Act 2</text:p>
      <text:p text:style-name="P2">_</text:p>
      <text:p text:style-name="P1">Act 6 Act 5 Act 1</text:p>
      <text:p text:style-name="P2">_</text:p>
      <text:p text:style-name="P1">Act 6 Intermission 5</text:p>
      <text:p text:style-name="P2">_</text:p>
      <text:p text:style-name="P1">Act 6 Act 6</text:p>
      <text:p text:style-name="P2">_</text:p>
      <text:p text:style-name="P1">Act 6 Act 6 Intermission 1</text:p>
      <text:p text:style-name="P2">_</text:p>
      <text:p text:style-name="P1">Act 6 Act 6 Act 2</text:p>
      <text:p text:style-name="P2">_</text:p>
      <text:p text:style-name="P1">Act 6 Act 6 Intermission 2</text:p>
      <text:p text:style-name="P2">_</text:p>
      <text:p text:style-name="P1"><text:soft-page-break/>Act 6 Act 6 Act 3</text:p>
      <text:p text:style-name="P2">_</text:p>
      <text:p text:style-name="P1">Act 6 Act 6 Intermission 3</text:p>
      <text:p text:style-name="P2">_</text:p>
      <text:p text:style-name="P1">Act 6 Act 6 Act 4</text:p>
      <text:p text:style-name="P2">_</text:p>
      <text:p text:style-name="P1">Act 6 Act 6 Intermission 4</text:p>
      <text:p text:style-name="P2">_</text:p>
      <text:p text:style-name="P1">Act 6 Act 6 Act 5</text:p>
      <text:p text:style-name="P2">_</text:p>
      <text:p text:style-name="P1">Act 6 Act 6 Intermission 5</text:p>
      <text:p text:style-name="P2">_</text:p>
      <text:p text:style-name="P2">1. VS1; KV1; DS1: =009358</text:p>
      <text:p text:style-name="P2">oHHHHHH,</text:p>
      <text:p text:style-name="P2">sNAP,!</text:p>
      <text:p text:style-name="P2">aHAHA, bUT YEAH, i AGREE WITH THE SENTIMENT LARGELY,</text:p>
      <text:p text:style-name="P2">oF YOU BEING MORE COMPETENT, tHAN MOST PEOPLE IN GENERAL, vRISKA,</text:p>
      <text:p text:style-name="P2">}:)</text:p>
      <text:p text:style-name="P2">hEY BUDDY, };)</text:p>
      <text:p text:style-name="P2">aWWWWWWWWWWWWW, yEEAAAA-</text:p>
      <text:p text:style-name="P2">wHOOPS,</text:p>
      <text:p text:style-name="P2">(owNeD!) (woW, oWned,)</text:p>
      <text:p text:style-name="P2">_</text:p>
      <text:p text:style-name="P2">2. JE1: =009382</text:p>
      <text:p text:style-name="P2">hHHHHELL, dEFINITELY,</text:p>
      <text:p text:style-name="P2"><text:soft-page-break/>bUT, dON'T WORRY,</text:p>
      <text:p text:style-name="P2">i'M NOT VERY SHY,</text:p>
      <text:p text:style-name="P2">sO YOU CAN FEEL FREE TO SAY AS MANY THINGS TO ME IN A CONVERSATION, aS YOU WANT,</text:p>
      <text:p text:style-name="P2">_</text:p>
      <text:p text:style-name="P2">3. JaEn1: =009397</text:p>
      <text:p text:style-name="P2">i CAN OBLIGE, aND ALSO PERSONALLY IDENTIFY, wITH THAT IDEA, aND THE FEELINGS OF SELF LAMENESS BEHIND IT,</text:p>
      <text:p text:style-name="P2">bUUUT,</text:p>
      <text:p text:style-name="P2">i COULD ALSO HELP YOU OUT WITH A REAL CONVERSATION TOO, iNSTEAD OF A FAKE ONE,</text:p>
      <text:p text:style-name="P2">iN FACT, mAYBE WE ALREADY EVEN SAID ENOUGH WORDS TOGETHER, jUST NOW, fOR THAT TO QUALIFY, }:)</text:p>
      <text:p text:style-name="P2">yEAH,</text:p>
      <text:p text:style-name="P2">i WAS UNDER STRICT INSTRUCTION FROM VRISKA, tO NOT INTERFERE WITH THE TIMELINE MUCH, fOR LOTS OF MONTHS,</text:p>
      <text:p text:style-name="P2">sO i DIDN'T SAY HELLO OFTEN,</text:p>
      <text:p text:style-name="P2">sHE HELPED ME BE BACK ALIVE, sO, i OWED HER THAT MUCH ON ONE HAND,</text:p>
      <text:p text:style-name="P2">bUT ON THE OTHER, i THINK SHE WAS DOING HER BOSSY THING, fOR THE SAKE OF JUST TELLING ME WHAT TO DO,</text:p>
      <text:p text:style-name="P2">aND i DIDN'T SEE HOW JUST BEING FRIENDLY SOMETIMES, wAS EVEN CHANGING THE TIMELINE MUCH, oR WHY THAT IDEA EVEN MATTERED?</text:p>
      <text:p text:style-name="P2">bECAUSE IT SEEMED LIKE MOST OF YOU ALL HERE, nEVER DID MUCH IMPORTANT STUFF ANYWAY,</text:p>
      <text:p text:style-name="P2">wHY DO YOU WANT TO BE PRETEND-TALKING, (eVEN THOUGH IT'S REAL), aND LOOK BUSY TO YOUR FRIENDS?</text:p>
      <text:p text:style-name="P2">wHAT HAPPENED WITH THEM?</text:p>
      <text:p text:style-name="P2">bUT,</text:p>
      <text:p text:style-name="P2">iSN'T SHE,</text:p>
      <text:p text:style-name="P2">wAVING AT YOU, aND SAYING HELLO, rIGHT NOW,</text:p>
      <text:p text:style-name="P2"><text:soft-page-break/>dUE, aLMOST CERTAINLY, tO OVERHEARING YOU TALKING ABOUT HER NAME?</text:p>
      <text:p text:style-name="P2">iIII,</text:p>
      <text:p text:style-name="P2">dON'T THINK THAT IS TRUE,</text:p>
      <text:p text:style-name="P2">i HAVE BEEN THE GETTER ALMOST EXCLUSIVELY, oF THE PITY VERSIONS OF VARIOUS DEEDS DIRECTED AT ME, aND,</text:p>
      <text:p text:style-name="P2">i THINK THAT'S NOT WHAT SHE'S DOING, tHOSE ARE NORMAL WAVES AND HELLOS,</text:p>
      <text:p text:style-name="P2">yOU SHOULD PROBABLY DO ONE OF THOSE THINGS BACK TO HER,</text:p>
      <text:p text:style-name="P2">nICE, bRO!</text:p>
      <text:p text:style-name="P2">kEEP WORKING AT BEHAVIORS OF THAT SORT, yOUR SELF ESTEEM WILL GET BIGGER,</text:p>
      <text:p text:style-name="P2">i GET IT, sELF ESTEEM IS PROBABLY THE HARDEST EMOTION TO MASTER,</text:p>
      <text:p text:style-name="P2">iT HELPS TO HAVE HELP,</text:p>
      <text:p text:style-name="P2">nO, i MEAN NOT FROM ME,</text:p>
      <text:p text:style-name="P2">dO YOU HAVE A FANTASY PHANTOM REPRESENTING YOUR SELF ESTEEM WHO YOU CAN LOOK UP TO?</text:p>
      <text:p text:style-name="P2">bECAUSE i DID ONCE, aND IT HELPED ME,</text:p>
      <text:p text:style-name="P2">tHEN HE BECAME REAL, aND *REALLY* HELPED ME, bUT NOT BECAUSE OF BELIEVING OR ANYTHING,</text:p>
      <text:p text:style-name="P2">jUST BECAUSE OF COINCIDENCE, hE HAPPENED TO BE MY ANCESTOR,</text:p>
      <text:p text:style-name="P2">_</text:p>
      <text:p text:style-name="P2">4. JaEn2; VS2: =009398</text:p>
      <text:p text:style-name="P2">wHY,</text:p>
      <text:p text:style-name="P2">i SEE,</text:p>
      <text:p text:style-name="P2">yOUR BRAIN IS COMPLICATED THEN,</text:p>
      <text:p text:style-name="P2">i'M GUESSING IT'S BECAUSE YOU'RE SOME SORT OF GENIUS,</text:p>
      <text:p text:style-name="P2">yES, aBSOLUTELY,</text:p>
      <text:p text:style-name="P2">i HAVE A SENSE FOR THESE THINGS,</text:p>
      <text:p text:style-name="P2">mAYBE, iNSTEAD OF LISTENING TO THE UPSETTING WORDS OF A <text:soft-page-break/>COMPLICATED BRAIN GHOST,</text:p>
      <text:p text:style-name="P2">wHAT A BRILLIANT MIND LIKE YOU NEEDS, iS SOMETHING SIMPLER,</text:p>
      <text:p text:style-name="P2">lIKE LISTENING TO THE NICE AND FLATTERING WORDS, oF A REAL FRIEND, }:)</text:p>
      <text:p text:style-name="P2">nOT RELATED TO THAT, hAVE i MENTIONED,</text:p>
      <text:p text:style-name="P2">yOU'RE ACTUALLY QUITE HANDSOME FOR A HUMAN, </text:p>
      <text:p text:style-name="P2">aLSO YOU HAVE A DASHING PERSONALITY, aND YOU SEEM PRETTY STRONG, aND YOUR VERY SMALL PAIR OF CREAMY LOOKING PANTS IS REALLY COOL,</text:p>
      <text:p text:style-name="P2">tHIS IS ONLY THE BEGINNING, OF THE FEELGOOD FEELINGS YOU CAN FORCE INSIDE YOU,</text:p>
      <text:p text:style-name="P2">tHROUGH THE REPETITIVE MENTIONINGS OF SUCH THINGS ABOUT YOU,</text:p>
      <text:p text:style-name="P2">bUT ALSO THROUGH DEVELOPING YOURSELF AS A BRAVE ALIVE HERO,</text:p>
      <text:p text:style-name="P2">iT'S TOO LATE FOR ME TO DO THAT, sINCE I LIVED A WEAK LIFE, dIED, aND WAS LUCKY ENOUGH TO HAVE A FRIEND WITH A GOOD ENOUGH HEART TO BRING ME BACK,</text:p>
      <text:p text:style-name="P2">bUT ONLY AS A SPRITUAL GUIDE, sUCH AS THE ONE FLOATING BEFORE YOU,</text:p>
      <text:p text:style-name="P2">sO i CAN'T BE THAT HEROICALLY GREAT ANYMORE, bY TRAGIC DEFINITION, bUT YOU CAN,</text:p>
      <text:p text:style-name="P2">yOU'RE LIVING, sTRONG, nICE, aND OF EVEN HIGHER IMPORTANCE, iMMORTAL,</text:p>
      <text:p text:style-name="P2">sO THAT GIVES YOU, bY MY ESTIMATION, lITERALLY FOREVER,</text:p>
      <text:p text:style-name="P2">tO GET BETTER, aND BETTER, aND BETTER, aND FINALLY PROVE YOURSELF,</text:p>
      <text:p text:style-name="P2">tHAT WAY YOU CAN WIN YOUR FRIENDS OVER, aND EVERYONE WILL LIKE YOU AGAIN, </text:p>
      <text:p text:style-name="P2">nOTHING,</text:p>
      <text:p text:style-name="P2">nO,</text:p>
      <text:p text:style-name="P2">iT'S JUST A BASIC CONVERSATION, NOT ABOUT ANY TOPICS, yOU'RE PROBABLY GOING TO SAY, yOU DISAPPROVE OF,</text:p>
      <text:p text:style-name="P2">_</text:p>
      <text:p text:style-name="P2"><text:soft-page-break/>5. JaEn3; VS3: =009399</text:p>
      <text:p text:style-name="P2">nO, iT'S NOT jAPE, wRONG,</text:p>
      <text:p text:style-name="P2">wAIT, nO, nOW HOLD, ON,</text:p>
      <text:p text:style-name="P2">nO, i KNOW THAT, i JUST ADMITTED THAT,</text:p>
      <text:p text:style-name="P2">yOU WEREN'T LISTENING TO OUR,,,</text:p>
      <text:p text:style-name="P2">oK BUT, wHAT ABOUT ALL THAT, bIG PAGE POTENTIAL,</text:p>
      <text:p text:style-name="P2">aRGH, nO, aNY FORM OF FRIENDSHIP ENCOURAGEMENT, nO MATTER WHAT, iS UNIVERSALLY GREAT i THINK,</text:p>
      <text:p text:style-name="P2">wE ALL LEARN THIS AS FACT, fROM LOTS OF THINGS WE SEE AND ENJOY, iN STORIES AND STUFF,</text:p>
      <text:p text:style-name="P2">vRISKA, lOOK AT WHAT YOU DID,</text:p>
      <text:p text:style-name="P2">yOU MADE MY FRIEND JAPE SAD,</text:p>
      <text:p text:style-name="P2">dON'T LISTEN TO HER, aND COME HERE BUDDY, fOR A REASSURING EMBRACE,</text:p>
      <text:p text:style-name="P2">oHHHHHHHH,</text:p>
      <text:p text:style-name="P2">yEAHHHHHHHH?</text:p>
      <text:p text:style-name="P2">wELL GET A LOAD, oF THIS!</text:p>
      <text:p text:style-name="P2">aCTUALLY,</text:p>
      <text:p text:style-name="P2">nO, yOU'RE,</text:p>
      <text:p text:style-name="P2">rIGHT OF COURSE, i WON'T HUG HIM, bECAUSE,</text:p>
      <text:p text:style-name="P2">tHAT SOUNDS REALLY, rEALLY BAD,</text:p>
      <text:p text:style-name="P2">sORRY JAPE,</text:p>
      <text:p text:style-name="P2">_</text:p>
      <text:p text:style-name="P2">6. RS1: =009414</text:p>
      <text:p text:style-name="P2">aCHOO!,</text:p>
      <text:p text:style-name="P2">aaaCHOO!!!,</text:p>
      <text:p text:style-name="P2">aCHOO!,,,</text:p>
      <text:p text:style-name="P2">aCHOOOOO!!!!!</text:p>
      <text:p text:style-name="P2"><text:soft-page-break/>wHY,</text:p>
      <text:p text:style-name="P2">aCHOO,!</text:p>
      <text:p text:style-name="P2">wHY, dOES YOUR LUSUS NEED,</text:p>
      <text:p text:style-name="P2">aCHOO,!,,!</text:p>
      <text:p text:style-name="P2">tO BE HERE,,,</text:p>
      <text:p text:style-name="P2">aCHOO!!!,</text:p>
      <text:p text:style-name="P2">mY ALLERGIES, }:(</text:p>
      <text:p text:style-name="P2">aaaaCHOO,!!!</text:p>
      <text:p text:style-name="P2">_</text:p>
      <text:p text:style-name="P2">7. VS4: =009420</text:p>
      <text:p text:style-name="P2">lIKE ME!</text:p>
      <text:p text:style-name="P2">_</text:p>
      <text:p text:style-name="P2">8. VS5: =009427</text:p>
      <text:p text:style-name="P2">,!</text:p>
      <text:p text:style-name="P2">_</text:p>
      <text:p text:style-name="P2">9. VS6: =009436</text:p>
      <text:p text:style-name="P2">vRISKA, sTOP,</text:p>
      <text:p text:style-name="P2">iT'S JAPE, aND YOU KNOW IT,</text:p>
      <text:p text:style-name="P2">mE, i'LL DO IT,</text:p>
      <text:p text:style-name="P2">oH, rEALLY,</text:p>
      <text:p text:style-name="P2">wHAT,</text:p>
      <text:p text:style-name="P2">oHHH!</text:p>
      <text:p text:style-name="P2">tHAT MAKES ME, tHE FUNNY FEELINGS COMBINATION, oF SKEPTICAL, nERVOUS, aND EXCITED,</text:p>
      <text:p text:style-name="P2">_</text:p>
      <text:p text:style-name="P2">10. JaEn4: =009710</text:p>
      <text:p text:style-name="P2">oH, yEAH!</text:p>
      <text:p text:style-name="P2"><text:soft-page-break/>i'M DEFINITELY READY, tO BRING THE SICK FIRE, tO</text:p>
      <text:p text:style-name="P2">tHOSE GUYS ALLEGED TO BE INSIDE,,, aN ENCHANTED OVEN,</text:p>
      <text:p text:style-name="P2">yES, i LOVE IT, }:)</text:p>
      <text:p text:style-name="P2">yEAH, pROBABLY,</text:p>
      <text:p text:style-name="P2">oKAY,</text:p>
      <text:p text:style-name="P2">i, pROBABLY UNDERSTOOD THAT REMARK, aND AGREE,</text:p>
      <text:p text:style-name="P2">,,,,,nO,</text:p>
      <text:p text:style-name="P2">uM,,,</text:p>
      <text:p text:style-name="P2">sINCE YOU PUT EVERYTHING THAT WAY, aND SINCE SOMETIMES IT'S HARD TO DISAGREE WITH A LOT OF CONSECUTIVE WORDS,</text:p>
      <text:p text:style-name="P2">i THINK i AGREE WITH YOU,</text:p>
      <text:p text:style-name="P2">mAYBE YOU'VE FIGURED OUT EVERYTHING ABOUT YOURSELF THAT MATTERS,</text:p>
      <text:p text:style-name="P2">tHAT WOULD BE AWESOME!, lET'S BOTH PUT EXTRA EFFORT INTO HOPING IT'S TRUE,</text:p>
      <text:p text:style-name="P2">i DON'T THINK WE HAVE A THING LIKE THAT,</text:p>
      <text:p text:style-name="P2">aLSO,</text:p>
      <text:p text:style-name="P2">aLL OF MY PEOPLE ARE EXTINCT, aND MY PLANET IS BADLY EXPLODED,</text:p>
      <text:p text:style-name="P2">bUT YEAH, tRAGEDY SITUATIONS NOT IN CONSIDERATION,,,</text:p>
      <text:p text:style-name="P2">i SYMPATHIZE ENTIRELY WITH YOUR SOCIAL IMPASSE, cAUSING NOT GOOD REFLECTIONS ABOUT YOURSELF, tHAT MAYBE ALSO DOUBLE AS LIBERATING STUFF ABOUT YOU THAT YOU RANDOMLY DECIDE IS FINE SUDDENLY,</text:p>
      <text:p text:style-name="P2">oLD ACQUAINTANCES, aND GUYS YOU ONCE CALLED FRIENDS,</text:p>
      <text:p text:style-name="P2">tHOSE ARE VERY HARD,</text:p>
      <text:p text:style-name="P2">bECAUSE OVER TIME THEY GET EXPOSED TOO MUCH, tO ALL MY FLAWS AND INSECURITIES,</text:p>
      <text:p text:style-name="P2">aND THEY START LIKING ME LESS BECAUSE OF THAT,</text:p>
      <text:p text:style-name="P2">aT LEAST, tHAT'S HOW THE TRUTH FEELS, iN MY BRAIN,</text:p>
      <text:p text:style-name="P2">sO i START THINKING, mAYBE THEY CAN'T BE THAT IMPORTANT TO ME, aFTER ALL, iF i'M GOING TO WANT TO FEEL NOT SAD ABOUT MYSELF ALL THE TIME,</text:p>
      <text:p text:style-name="P2"><text:soft-page-break/>bUT THEN, aLSO,</text:p>
      <text:p text:style-name="P2">i REALLY DO ENJOY MAKING *NEW* FRIENDS,</text:p>
      <text:p text:style-name="P2">aND EVEN THOUGH i DON'T HAVE MANY TALENTS OR BATTLE SKILLS, oR INTELLIGENCE, oR DISCERNIBLE POSITIVE QUALITIES,</text:p>
      <text:p text:style-name="P2">oNE THING i THINK i'M GOOD AT THAT PEOPLE UNDERESTIMATE,</text:p>
      <text:p text:style-name="P2">iS MAKING NEW FRIENDS, wHO DON'T KNOW MY FLAWS YET, }:)</text:p>
      <text:p text:style-name="P2">nO, aBSOLUTELY NOT, bUT THANK YOU,</text:p>
      <text:p text:style-name="P2">aAA,,</text:p>
      <text:p text:style-name="P2">aAAAA,,, cHOO!</text:p>
      <text:p text:style-name="P2">aCHOO!,!</text:p>
      <text:p text:style-name="P2">aAACHOO!</text:p>
      <text:p text:style-name="P2">aCHOOOOOOO,,,!</text:p>
      <text:p text:style-name="P2">aACHOO!</text:p>
      <text:p text:style-name="P2">aCHOOO,!,</text:p>
      <text:p text:style-name="P2">aAAAA,,,,,</text:p>
      <text:p text:style-name="P2">cHOOOOOOOOOOOO!</text:p>
      <text:p text:style-name="P2">aCHOO, aCHOO, aCHOO!!!</text:p>
      <text:p text:style-name="P2">_</text:p>
      <text:p text:style-name="P2">11. JR1: =009712</text:p>
      <text:p text:style-name="P2">aCHOO! aCH-,</text:p>
      <text:p text:style-name="P2">oH, nOO, nOT,,,</text:p>
      <text:p text:style-name="P2">aCHOOOO!</text:p>
      <text:p text:style-name="P2">nOT YOU, }:(</text:p>
      <text:p text:style-name="P2">oOH YES, tHANK,,,</text:p>
      <text:p text:style-name="P2">aCHOO!</text:p>
      <text:p text:style-name="P2">tHANK YOU!</text:p>
      <text:p text:style-name="P2">*gULP,*</text:p>
      <text:p text:style-name="P2"><text:soft-page-break/>_</text:p>
      <text:p text:style-name="P2">12. JR2: =009713</text:p>
      <text:p text:style-name="P2">w,,, wOW!</text:p>
      <text:p text:style-name="P2">iT WORKED LIKE A CHARM!</text:p>
      <text:p text:style-name="P2">i LOVE MAGIC, i'M SO GLAD IT'S REAL,</text:p>
      <text:p text:style-name="P2">oOOOOOH,</text:p>
      <text:p text:style-name="P2">tHANK YOU SO MUCH, mAGIC SORCERESS CAT WOMAN, fOR YOUR ENSORCELLED CURATIVE PLACEBO BUTTON,</text:p>
      <text:p text:style-name="P2">tHIS IS GOING TO CHANGE MY LIFE! }:D</text:p>
      <text:p text:style-name="P2">_</text:p>
      <text:p text:style-name="P2">13. NeSp1: =009721</text:p>
      <text:p text:style-name="P2">oH,</text:p>
      <text:p text:style-name="P2">oHHHH, nOOO,</text:p>
      <text:p text:style-name="P2">tHIS IS, gREAT, tECHNICALLY, bUT, *sNIFF*,</text:p>
      <text:p text:style-name="P2">oH nNNNOOAAA-CHOO!</text:p>
      <text:p text:style-name="P2">_</text:p>
      <text:p text:style-name="P2">14. JR3; NeSp2: =009722</text:p>
      <text:p text:style-name="P2">aCHOO!,</text:p>
      <text:p text:style-name="P2">hELP, i NEED,</text:p>
      <text:p text:style-name="P2">aCHOO!,,</text:p>
      <text:p text:style-name="P2">i NEED ANOTHER,</text:p>
      <text:p text:style-name="P2">aCHOO!!!!!!</text:p>
      <text:p text:style-name="P2">i NEED ANOTHER MAGIC PILLOW BUTTON!!!</text:p>
      <text:p text:style-name="P2">_</text:p>
      <text:p text:style-name="P2">15. JaEn5: =009731</text:p>
      <text:p text:style-name="P2">aCHOO,???</text:p>
      <text:p text:style-name="P2">oH, uMM,</text:p>
      <text:p text:style-name="P2"><text:soft-page-break/>aCHOO!!,</text:p>
      <text:p text:style-name="P2">wHY,</text:p>
      <text:p text:style-name="P2">aAACHOOO!</text:p>
      <text:p text:style-name="P2">yEAH, OK,</text:p>
      <text:p text:style-name="P2">tHAT MAKES SENSE i GUESS,</text:p>
      <text:p text:style-name="P2">_</text:p>
      <text:p text:style-name="P2">16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ourier New" fo:font-size="12pt" fo:language="en" fo:country="US" style:font-name-asian="Courier New" style:font-size-asian="12pt" style:language-asian="en" style:country-asian="US" style:font-name-complex="Courier New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2" meta:paragraph-count="268" meta:word-count="1399" meta:character-count="7346"/>
    <meta:generator>OpenOffice/4.1.2$Win32 OpenOffice.org_project/412m3$Build-9782</meta:generator>
  </office:meta>
</office:document-meta>
</file>